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062cm" fo:min-width="3.812cm"/>
    </style:style>
    <style:style style:name="gr2" style:family="graphic" style:parent-style-name="standard">
      <style:graphic-properties draw:fill-color="#72bf44" draw:textarea-horizontal-align="justify" draw:textarea-vertical-align="middle" draw:auto-grow-height="false" fo:min-height="4.42cm" fo:min-width="4.1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72bf4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096cm" svg:height="6.096cm" svg:x="2.794cm" svg:y="1.524cm">
          <text:p text:style-name="P1">Eclipse Client</text:p>
          <text:p text:style-name="P1">sends JSON data</text:p>
          <text:p text:style-name="P1">to prioritzer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604cm" svg:height="6.604cm" svg:x="17.526cm" svg:y="5.334cm">
          <text:p text:style-name="P1">Spring Boot</text:p>
          <text:p text:style-name="P1">server analyses and</text:p>
          <text:p text:style-name="P1">prioritizes issues for</text:p>
          <text:p text:style-name="P1">the developer/</text:p>
          <text:p text:style-name="P1">contribu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89cm" svg:y1="4.572cm" svg:x2="17.526cm" svg:y2="8.636cm">
          <text:p text:style-name="P1">Email-Adress</text:p>
          <text:p text:style-name="P1">Products</text:p>
          <text:p text:style-name="P1">Components</text:p>
        </draw:line>
        <draw:custom-shape draw:style-name="gr1" draw:text-style-name="P1" draw:layer="layout" svg:width="6.096cm" svg:height="6.096cm" svg:x="2.794cm" svg:y="8.89cm">
          <text:p text:style-name="P4">Eclipse client</text:p>
          <text:p text:style-name="P4">Receives JSON</text:p>
          <text:p text:style-name="P4">Response from</text:p>
          <text:p text:style-name="P4">Server and </text:p>
          <text:p text:style-name="P4">Visualizes</text:p>
          <text:p text:style-name="P4">Issues for the</text:p>
          <text:p text:style-name="P1"><text:s/>develo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526cm" svg:y1="8.636cm" svg:x2="8.89cm" svg:y2="11.938cm">
          <text:p text:style-name="P1">List of issues</text:p>
          <text:p text:style-name="P1">with priorization</text:p>
          <text:p text:style-name="P1">for the developer</text:p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1T17:17:21.148595912</meta:creation-date>
    <dc:date>2018-08-11T17:25:06.386357383</dc:date>
    <meta:editing-duration>PT7M45S</meta:editing-duration>
    <meta:editing-cycles>1</meta:editing-cycles>
    <meta:document-statistic meta:object-count="28"/>
    <meta:generator>LibreOffice/6.0.3.2$Linux_X86_64 LibreOffice_project/00m0$Build-2</meta:generator>
  </office:meta>
</office:document-meta>
</file>